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ttribut" style:family="table">
      <style:table-properties style:width="8.139cm" table:align="margins"/>
    </style:style>
    <style:style style:name="attribut.A" style:family="table-column">
      <style:table-column-properties style:column-width="6.747cm" style:rel-column-width="54328*"/>
    </style:style>
    <style:style style:name="attribut.B" style:family="table-column">
      <style:table-column-properties style:column-width="1.392cm" style:rel-column-width="11207*"/>
    </style:style>
    <style:style style:name="attribut.A1" style:family="table-cell">
      <style:table-cell-properties fo:padding="0.097cm" fo:border-left="none" fo:border-right="none" fo:border-top="0.002cm solid #000000" fo:border-bottom="0.002cm solid #000000"/>
    </style:style>
    <style:style style:name="attribut.B1" style:family="table-cell">
      <style:table-cell-properties fo:padding="0.097cm" fo:border-left="0.002cm solid #000000" fo:border-right="none" fo:border-top="0.002cm solid #000000" fo:border-bottom="0.002cm solid #000000"/>
    </style:style>
    <style:style style:name="attribut.A2" style:family="table-cell">
      <style:table-cell-properties fo:padding="0.097cm" fo:border="none"/>
    </style:style>
    <style:style style:name="attribut.B2" style:family="table-cell">
      <style:table-cell-properties fo:padding="0.097cm" fo:border-left="0.002cm solid #000000" fo:border-right="none" fo:border-top="none" fo:border-bottom="none"/>
    </style:style>
    <style:style style:name="grundFakta" style:family="table">
      <style:table-properties style:width="8.149cm" table:align="left"/>
    </style:style>
    <style:style style:name="grundFakta.A" style:family="table-column">
      <style:table-column-properties style:column-width="3.281cm"/>
    </style:style>
    <style:style style:name="grundFakta.B" style:family="table-column">
      <style:table-column-properties style:column-width="4.868cm"/>
    </style:style>
    <style:style style:name="grundFakta.A1" style:family="table-cell">
      <style:table-cell-properties fo:padding="0.097cm" fo:border-left="none" fo:border-right="none" fo:border-top="0.002cm solid #000000" fo:border-bottom="0.002cm solid #000000"/>
    </style:style>
    <style:style style:name="grundFakta.B1" style:family="table-cell">
      <style:table-cell-properties fo:padding="0.097cm" fo:border-left="0.002cm solid #000000" fo:border-right="none" fo:border-top="0.002cm solid #000000" fo:border-bottom="0.002cm solid #000000"/>
    </style:style>
    <style:style style:name="grundFakta.A2" style:family="table-cell">
      <style:table-cell-properties fo:padding="0.097cm" fo:border="none"/>
    </style:style>
    <style:style style:name="grundFakta.B2" style:family="table-cell">
      <style:table-cell-properties fo:padding="0.097cm" fo:border-left="0.002cm solid #000000" fo:border-right="none" fo:border-top="none" fo:border-bottom="none"/>
    </style:style>
    <style:style style:name="grundFakta.16" style:family="table-row">
      <style:table-row-properties style:min-row-height="0.582cm"/>
    </style:style>
    <style:style style:name="Table4" style:family="table">
      <style:table-properties style:width="10.931cm" table:align="margins"/>
    </style:style>
    <style:style style:name="Table4.A" style:family="table-column">
      <style:table-column-properties style:column-width="4.154cm" style:rel-column-width="24904*"/>
    </style:style>
    <style:style style:name="Table4.B" style:family="table-column">
      <style:table-column-properties style:column-width="1.402cm" style:rel-column-width="8407*"/>
    </style:style>
    <style:style style:name="Table4.C" style:family="table-column">
      <style:table-column-properties style:column-width="4.048cm" style:rel-column-width="24270*"/>
    </style:style>
    <style:style style:name="Table4.D" style:family="table-column">
      <style:table-column-properties style:column-width="1.326cm" style:rel-column-width="7954*"/>
    </style:style>
    <style:style style:name="Table4.A1" style:family="table-cell">
      <style:table-cell-properties fo:padding="0.097cm" fo:border-left="none" fo:border-right="none" fo:border-top="0.002cm solid #000000" fo:border-bottom="0.002cm solid #000000"/>
    </style:style>
    <style:style style:name="Table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-left="0.002cm solid #000000" fo:border-right="none" fo:border-top="none" fo:border-bottom="none"/>
    </style:style>
    <style:style style:name="Table11" style:family="table">
      <style:table-properties style:width="5.417cm" table:align="margins"/>
    </style:style>
    <style:style style:name="Table11.A" style:family="table-column">
      <style:table-column-properties style:column-width="5.417cm" style:rel-column-width="65535*"/>
    </style:style>
    <style:style style:name="Table11.A1" style:family="table-cell">
      <style:table-cell-properties fo:padding="0.097cm" fo:border-left="none" fo:border-right="none" fo:border-top="0.002cm solid #000000" fo:border-bottom="0.002cm solid #000000"/>
    </style:style>
    <style:style style:name="Table11.A2" style:family="table-cell">
      <style:table-cell-properties fo:padding="0.097cm" fo:border="none"/>
    </style:style>
    <style:style style:name="Table5" style:family="table">
      <style:table-properties style:width="5.436cm" table:align="margins"/>
    </style:style>
    <style:style style:name="Table5.A" style:family="table-column">
      <style:table-column-properties style:column-width="2.718cm" style:rel-column-width="32767*"/>
    </style:style>
    <style:style style:name="Table5.B" style:family="table-column">
      <style:table-column-properties style:column-width="2.718cm" style:rel-column-width="3276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2" style:family="table">
      <style:table-properties style:width="16.568cm" table:align="margins"/>
    </style:style>
    <style:style style:name="Table2.A" style:family="table-column">
      <style:table-column-properties style:column-width="16.568cm" style:rel-column-width="65535*"/>
    </style:style>
    <style:style style:name="Table2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none" fo:border-right="0.002cm solid #000000" fo:border-top="none" fo:border-bottom="none"/>
    </style:style>
    <style:style style:name="P1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style:paragraph-properties fo:text-align="start"/>
      <style:text-properties style:text-line-through-style="none" style:font-name="Arial" fo:font-size="8pt" fo:font-style="normal" style:text-underline-style="none" fo:font-weight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02cm solid #cccccc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.15cm" fo:border="0.002cm solid #dddddd"/>
    </style:style>
    <style:style style:name="gr1" style:family="graphic">
      <style:graphic-properties fo:border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text form:name="fornamnText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fternamnText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lkslagText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ovinsTotemText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onText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lderText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ligionTex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rvText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angdText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ktText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penArmText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rimKaraktarText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kKaraktarTex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yrkaText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rlighetText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alighetText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ppfattningText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ljaText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sykeTex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isdomText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stralningText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flyttningText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tryckText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kroppsbyggnadText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aktionText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jalvkontrollText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vaksamhetTex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ivskraftText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rundskadaText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rundpansarText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0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1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2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3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4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5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6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7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ysterier8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checkbox form:name="avtrubbV1" form:control-implementation="ooo:com.sun.star.form.component.CheckBox" xml:id="control40" form:id="control40" form:label="+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V2" form:control-implementation="ooo:com.sun.star.form.component.CheckBox" xml:id="control41" form:id="control41" form:label="+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V4" form:control-implementation="ooo:com.sun.star.form.component.CheckBox" xml:id="control42" form:id="control42" form:label="+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V5" form:control-implementation="ooo:com.sun.star.form.component.CheckBox" xml:id="control43" form:id="control43" form:label="+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1" form:control-implementation="ooo:com.sun.star.form.component.CheckBox" xml:id="control44" form:id="control44" form:label="+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2" form:control-implementation="ooo:com.sun.star.form.component.CheckBox" xml:id="control45" form:id="control45" form:label="+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V3" form:control-implementation="ooo:com.sun.star.form.component.CheckBox" xml:id="control46" form:id="control46" form:label="+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3" form:control-implementation="ooo:com.sun.star.form.component.CheckBox" xml:id="control47" form:id="control47" form:label="+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4" form:control-implementation="ooo:com.sun.star.form.component.CheckBox" xml:id="control48" form:id="control48" form:label="+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U5" form:control-implementation="ooo:com.sun.star.form.component.CheckBox" xml:id="control49" form:id="control49" form:label="+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1" form:control-implementation="ooo:com.sun.star.form.component.CheckBox" xml:id="control50" form:id="control50" form:label="+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2" form:control-implementation="ooo:com.sun.star.form.component.CheckBox" xml:id="control51" form:id="control51" form:label="+1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3" form:control-implementation="ooo:com.sun.star.form.component.CheckBox" xml:id="control52" form:id="control52" form:label="+1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4" form:control-implementation="ooo:com.sun.star.form.component.CheckBox" xml:id="control53" form:id="control53" form:label="+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vtrubbO5" form:control-implementation="ooo:com.sun.star.form.component.CheckBox" xml:id="control54" form:id="control54" form:label="+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 form:name="startkapital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0" form:control-implementation="ooo:com.sun.star.form.component.TextField" xml:id="control56" form:id="control5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1" form:control-implementation="ooo:com.sun.star.form.component.TextField" xml:id="control57" form:id="control5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2" form:control-implementation="ooo:com.sun.star.form.component.TextField" xml:id="control58" form:id="control5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3" form:control-implementation="ooo:com.sun.star.form.component.TextField" xml:id="control59" form:id="control5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4" form:control-implementation="ooo:com.sun.star.form.component.TextField" xml:id="control60" form:id="control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5" form:control-implementation="ooo:com.sun.star.form.component.TextField" xml:id="control61" form:id="control6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6" form:control-implementation="ooo:com.sun.star.form.component.TextField" xml:id="control62" form:id="control6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7" form:control-implementation="ooo:com.sun.star.form.component.TextField" xml:id="control63" form:id="control6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utrustning8" form:control-implementation="ooo:com.sun.star.form.component.TextField" xml:id="control64" form:id="control6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0" form:control-implementation="ooo:com.sun.star.form.component.TextField" xml:id="control65" form:id="control6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" form:control-implementation="ooo:com.sun.star.form.component.TextField" xml:id="control67" form:id="control6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3" form:control-implementation="ooo:com.sun.star.form.component.TextField" xml:id="control68" form:id="control6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4" form:control-implementation="ooo:com.sun.star.form.component.TextField" xml:id="control69" form:id="control6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5" form:control-implementation="ooo:com.sun.star.form.component.TextField" xml:id="control70" form:id="control7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6" form:control-implementation="ooo:com.sun.star.form.component.TextField" xml:id="control71" form:id="control7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7" form:control-implementation="ooo:com.sun.star.form.component.TextField" xml:id="control72" form:id="control7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8" form:control-implementation="ooo:com.sun.star.form.component.TextField" xml:id="control73" form:id="control7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9" form:control-implementation="ooo:com.sun.star.form.component.TextField" xml:id="control74" form:id="control7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0" form:control-implementation="ooo:com.sun.star.form.component.TextField" xml:id="control75" form:id="control7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1" form:control-implementation="ooo:com.sun.star.form.component.TextField" xml:id="control76" form:id="control7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2" form:control-implementation="ooo:com.sun.star.form.component.TextField" xml:id="control77" form:id="control7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3" form:control-implementation="ooo:com.sun.star.form.component.TextField" xml:id="control78" form:id="control7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4" form:control-implementation="ooo:com.sun.star.form.component.TextField" xml:id="control79" form:id="control7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5" form:control-implementation="ooo:com.sun.star.form.component.TextField" xml:id="control80" form:id="control8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6" form:control-implementation="ooo:com.sun.star.form.component.TextField" xml:id="control81" form:id="control8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7" form:control-implementation="ooo:com.sun.star.form.component.TextField" xml:id="control82" form:id="control8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8" form:control-implementation="ooo:com.sun.star.form.component.TextField" xml:id="control83" form:id="control8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19" form:control-implementation="ooo:com.sun.star.form.component.TextField" xml:id="control84" form:id="control8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0" form:control-implementation="ooo:com.sun.star.form.component.TextField" xml:id="control85" form:id="control8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1" form:control-implementation="ooo:com.sun.star.form.component.TextField" xml:id="control86" form:id="control8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0" form:control-implementation="ooo:com.sun.star.form.component.TextField" xml:id="control87" form:id="control8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" form:control-implementation="ooo:com.sun.star.form.component.TextField" xml:id="control88" form:id="control8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" form:control-implementation="ooo:com.sun.star.form.component.TextField" xml:id="control89" form:id="control8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3" form:control-implementation="ooo:com.sun.star.form.component.TextField" xml:id="control90" form:id="control9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4" form:control-implementation="ooo:com.sun.star.form.component.TextField" xml:id="control91" form:id="control9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5" form:control-implementation="ooo:com.sun.star.form.component.TextField" xml:id="control92" form:id="control9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6" form:control-implementation="ooo:com.sun.star.form.component.TextField" xml:id="control93" form:id="control9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7" form:control-implementation="ooo:com.sun.star.form.component.TextField" xml:id="control94" form:id="control9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8" form:control-implementation="ooo:com.sun.star.form.component.TextField" xml:id="control95" form:id="control9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9" form:control-implementation="ooo:com.sun.star.form.component.TextField" xml:id="control96" form:id="control9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0" form:control-implementation="ooo:com.sun.star.form.component.TextField" xml:id="control97" form:id="control9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1" form:control-implementation="ooo:com.sun.star.form.component.TextField" xml:id="control98" form:id="control9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2" form:control-implementation="ooo:com.sun.star.form.component.TextField" xml:id="control99" form:id="control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3" form:control-implementation="ooo:com.sun.star.form.component.TextField" xml:id="control100" form:id="control10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4" form:control-implementation="ooo:com.sun.star.form.component.TextField" xml:id="control101" form:id="control10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5" form:control-implementation="ooo:com.sun.star.form.component.TextField" xml:id="control102" form:id="control10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6" form:control-implementation="ooo:com.sun.star.form.component.TextField" xml:id="control103" form:id="control10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7" form:control-implementation="ooo:com.sun.star.form.component.TextField" xml:id="control104" form:id="control10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8" form:control-implementation="ooo:com.sun.star.form.component.TextField" xml:id="control105" form:id="control10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19" form:control-implementation="ooo:com.sun.star.form.component.TextField" xml:id="control106" form:id="control10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0" form:control-implementation="ooo:com.sun.star.form.component.TextField" xml:id="control107" form:id="control10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1" form:control-implementation="ooo:com.sun.star.form.component.TextField" xml:id="control108" form:id="control10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2" form:control-implementation="ooo:com.sun.star.form.component.TextField" xml:id="control109" form:id="control10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svarde23" form:control-implementation="ooo:com.sun.star.form.component.TextField" xml:id="control110" form:id="control1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2" form:control-implementation="ooo:com.sun.star.form.component.TextField" xml:id="control111" form:id="control1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ardighet23" form:control-implementation="ooo:com.sun.star.form.component.TextField" xml:id="control112" form:id="control1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2" text:anchor-type="paragraph" svg:x="8.53cm" svg:y="-0.011cm" svg:width="8.442cm" draw:z-index="1"><draw:text-box fo:min-height="10.756cm"><table:table table:name="attribut" table:style-name="attribut"><table:table-column table:style-name="attribut.A"/><table:table-column table:style-name="attribut.B"/><table:table-row><table:table-cell table:style-name="attribut.A1" office:value-type="string"><text:p text:style-name="P3">Grundattribut</text:p></table:table-cell><table:table-cell table:style-name="attribut.B1" office:value-type="string"><text:p text:style-name="P3">Värde</text:p></table:table-cell></table:table-row><table:table-row><table:table-cell table:style-name="attribut.A2" office:value-type="string"><text:p text:style-name="P4">Styrka</text:p></table:table-cell><table:table-cell table:style-name="attribut.B2" office:value-type="string"><text:p text:style-name="P2"><draw:control text:anchor-type="as-char" draw:z-index="17" draw:style-name="gr3" draw:text-style-name="P7" svg:width="1.2cm" svg:height="0.301cm" draw:control="control14"/></text:p></table:table-cell></table:table-row><table:table-row><table:table-cell table:style-name="attribut.A2" office:value-type="string"><text:p text:style-name="P4">Rörlighet</text:p></table:table-cell><table:table-cell table:style-name="attribut.B2" office:value-type="string"><text:p text:style-name="P2"><draw:control text:anchor-type="as-char" draw:z-index="18" draw:style-name="gr3" draw:text-style-name="P7" svg:width="1.2cm" svg:height="0.301cm" draw:control="control15"/></text:p></table:table-cell></table:table-row><table:table-row><table:table-cell table:style-name="attribut.A2" office:value-type="string"><text:p text:style-name="P4">Tålighet</text:p></table:table-cell><table:table-cell table:style-name="attribut.B2" office:value-type="string"><text:p text:style-name="P2"><draw:control text:anchor-type="as-char" draw:z-index="19" draw:style-name="gr3" draw:text-style-name="P7" svg:width="1.2cm" svg:height="0.301cm" draw:control="control16"/></text:p></table:table-cell></table:table-row><table:table-row><table:table-cell table:style-name="attribut.A2" office:value-type="string"><text:p text:style-name="P4">Uppfattning</text:p></table:table-cell><table:table-cell table:style-name="attribut.B2" office:value-type="string"><text:p text:style-name="P2"><draw:control text:anchor-type="as-char" draw:z-index="20" draw:style-name="gr3" draw:text-style-name="P7" svg:width="1.2cm" svg:height="0.301cm" draw:control="control17"/></text:p></table:table-cell></table:table-row><table:table-row><table:table-cell table:style-name="attribut.A2" office:value-type="string"><text:p text:style-name="P4">Vilja</text:p></table:table-cell><table:table-cell table:style-name="attribut.B2" office:value-type="string"><text:p text:style-name="P2"><draw:control text:anchor-type="as-char" draw:z-index="21" draw:style-name="gr3" draw:text-style-name="P7" svg:width="1.2cm" svg:height="0.301cm" draw:control="control18"/></text:p></table:table-cell></table:table-row><table:table-row><table:table-cell table:style-name="attribut.A2" office:value-type="string"><text:p text:style-name="P4">Psyke</text:p></table:table-cell><table:table-cell table:style-name="attribut.B2" office:value-type="string"><text:p text:style-name="P2"><draw:control text:anchor-type="as-char" draw:z-index="22" draw:style-name="gr3" draw:text-style-name="P7" svg:width="1.2cm" svg:height="0.301cm" draw:control="control19"/></text:p></table:table-cell></table:table-row><table:table-row><table:table-cell table:style-name="attribut.A2" office:value-type="string"><text:p text:style-name="P4">Visdom</text:p></table:table-cell><table:table-cell table:style-name="attribut.B2" office:value-type="string"><text:p text:style-name="P2"><draw:control text:anchor-type="as-char" draw:z-index="23" draw:style-name="gr3" draw:text-style-name="P7" svg:width="1.2cm" svg:height="0.301cm" draw:control="control20"/></text:p></table:table-cell></table:table-row><table:table-row><table:table-cell table:style-name="attribut.A2" office:value-type="string"><text:p text:style-name="P4">Utstrålning</text:p></table:table-cell><table:table-cell table:style-name="attribut.B2" office:value-type="string"><text:p text:style-name="P2"><draw:control text:anchor-type="as-char" draw:z-index="24" draw:style-name="gr3" draw:text-style-name="P7" svg:width="1.2cm" svg:height="0.301cm" draw:control="control21"/></text:p></table:table-cell></table:table-row><table:table-row><table:table-cell table:style-name="attribut.A1" office:value-type="string"><text:p text:style-name="P3">Härledda attribut</text:p></table:table-cell><table:table-cell table:style-name="attribut.B1" office:value-type="string"><text:p text:style-name="P3">Värde</text:p></table:table-cell></table:table-row><table:table-row><table:table-cell table:style-name="attribut.A2" office:value-type="string"><text:p text:style-name="P4">Förflyttning</text:p></table:table-cell><table:table-cell table:style-name="attribut.B2" office:value-type="string"><text:p text:style-name="P2"><draw:control text:anchor-type="as-char" draw:z-index="25" draw:style-name="gr3" draw:text-style-name="P7" svg:width="1.2cm" svg:height="0.301cm" draw:control="control22"/></text:p></table:table-cell></table:table-row><table:table-row><table:table-cell table:style-name="attribut.A2" office:value-type="string"><text:p text:style-name="P4">Intryck</text:p></table:table-cell><table:table-cell table:style-name="attribut.B2" office:value-type="string"><text:p text:style-name="P2"><draw:control text:anchor-type="as-char" draw:z-index="26" draw:style-name="gr3" draw:text-style-name="P7" svg:width="1.2cm" svg:height="0.301cm" draw:control="control23"/></text:p></table:table-cell></table:table-row><table:table-row><table:table-cell table:style-name="attribut.A2" office:value-type="string"><text:p text:style-name="P4">Kroppsbyggnad</text:p></table:table-cell><table:table-cell table:style-name="attribut.B2" office:value-type="string"><text:p text:style-name="P2"><draw:control text:anchor-type="as-char" draw:z-index="27" draw:style-name="gr3" draw:text-style-name="P7" svg:width="1.2cm" svg:height="0.301cm" draw:control="control24"/></text:p></table:table-cell></table:table-row><table:table-row><table:table-cell table:style-name="attribut.A2" office:value-type="string"><text:p text:style-name="P4">Reaktion</text:p></table:table-cell><table:table-cell table:style-name="attribut.B2" office:value-type="string"><text:p text:style-name="P2"><draw:control text:anchor-type="as-char" draw:z-index="28" draw:style-name="gr3" draw:text-style-name="P7" svg:width="1.2cm" svg:height="0.301cm" draw:control="control25"/></text:p></table:table-cell></table:table-row><table:table-row><table:table-cell table:style-name="attribut.A2" office:value-type="string"><text:p text:style-name="P4">Självkontroll</text:p></table:table-cell><table:table-cell table:style-name="attribut.B2" office:value-type="string"><text:p text:style-name="P2"><draw:control text:anchor-type="as-char" draw:z-index="29" draw:style-name="gr3" draw:text-style-name="P7" svg:width="1.2cm" svg:height="0.301cm" draw:control="control26"/></text:p></table:table-cell></table:table-row><table:table-row><table:table-cell table:style-name="attribut.A2" office:value-type="string"><text:p text:style-name="P4">Vaksamhet</text:p></table:table-cell><table:table-cell table:style-name="attribut.B2" office:value-type="string"><text:p text:style-name="P2"><draw:control text:anchor-type="as-char" draw:z-index="30" draw:style-name="gr3" draw:text-style-name="P7" svg:width="1.2cm" svg:height="0.301cm" draw:control="control27"/></text:p></table:table-cell></table:table-row><table:table-row><table:table-cell table:style-name="attribut.A2" office:value-type="string"><text:p text:style-name="P4">Livskraft</text:p></table:table-cell><table:table-cell table:style-name="attribut.B2" office:value-type="string"><text:p text:style-name="P2"><draw:control text:anchor-type="as-char" draw:z-index="31" draw:style-name="gr3" draw:text-style-name="P7" svg:width="1.2cm" svg:height="0.301cm" draw:control="control28"/></text:p></table:table-cell></table:table-row><table:table-row><table:table-cell table:style-name="attribut.A2" office:value-type="string"><text:p text:style-name="P4">Grundskada</text:p></table:table-cell><table:table-cell table:style-name="attribut.B2" office:value-type="string"><text:p text:style-name="P2"><draw:control text:anchor-type="as-char" draw:z-index="32" draw:style-name="gr3" draw:text-style-name="P7" svg:width="1.2cm" svg:height="0.301cm" draw:control="control29"/></text:p></table:table-cell></table:table-row><table:table-row><table:table-cell table:style-name="attribut.A2" office:value-type="string"><text:p text:style-name="P4">Grundpansar</text:p></table:table-cell><table:table-cell table:style-name="attribut.B2" office:value-type="string"><text:p text:style-name="P2"><draw:control text:anchor-type="as-char" draw:z-index="33" draw:style-name="gr3" draw:text-style-name="P7" svg:width="1.2cm" svg:height="0.301cm" draw:control="control30"/></text:p></table:table-cell></table:table-row></table:table><text:p text:style-name="Frame_20_contents"/></draw:text-box></draw:frame><draw:frame draw:style-name="fr1" draw:name="Frame1" text:anchor-type="paragraph" svg:x="0.071cm" svg:y="-0.011cm" svg:width="8.46cm" draw:z-index="0"><draw:text-box fo:min-height="10.756cm"><table:table table:name="grundFakta" table:style-name="grundFakta"><table:table-column table:style-name="grundFakta.A"/><table:table-column table:style-name="grundFakta.B"/><table:table-row><table:table-cell table:style-name="grundFakta.A1" office:value-type="string"><text:p text:style-name="P3">Grundläggande fakta</text:p></table:table-cell><table:table-cell table:style-name="grundFakta.B1" office:value-type="string"><text:p text:style-name="P1">Värde</text:p></table:table-cell></table:table-row><table:table-row><table:table-cell table:style-name="grundFakta.A2" office:value-type="string"><text:p text:style-name="P4">Förnamn</text:p></table:table-cell><table:table-cell table:style-name="grundFakta.B2" office:value-type="string"><text:p text:style-name="P4"><draw:control text:anchor-type="paragraph" draw:z-index="2" draw:style-name="gr1" draw:text-style-name="P7" svg:width="4.5cm" svg:height="0.301cm" svg:x="0cm" svg:y="0cm" draw:control="control1"/></text:p></table:table-cell></table:table-row><table:table-row><table:table-cell table:style-name="grundFakta.A2" office:value-type="string"><text:p text:style-name="P4">Efternamn</text:p></table:table-cell><table:table-cell table:style-name="grundFakta.B2" office:value-type="string"><text:p text:style-name="P2"><draw:control text:anchor-type="as-char" svg:y="0cm" draw:z-index="3" draw:style-name="gr2" draw:text-style-name="P7" svg:width="4.5cm" svg:height="0.301cm" draw:control="control2"/></text:p></table:table-cell></table:table-row><table:table-row><table:table-cell table:style-name="grundFakta.A2" office:value-type="string"><text:p text:style-name="P4">Folkslag</text:p></table:table-cell><table:table-cell table:style-name="grundFakta.B2" office:value-type="string"><text:p text:style-name="P2"><draw:control text:anchor-type="paragraph" draw:z-index="4" draw:style-name="gr1" draw:text-style-name="P7" svg:width="4.5cm" svg:height="0.301cm" svg:x="0cm" svg:y="0cm" draw:control="control3"/></text:p></table:table-cell></table:table-row><table:table-row><table:table-cell table:style-name="grundFakta.A2" office:value-type="string"><text:p text:style-name="P4">Provins/Totem ande</text:p></table:table-cell><table:table-cell table:style-name="grundFakta.B2" office:value-type="string"><text:p text:style-name="P2"><draw:control text:anchor-type="paragraph" draw:z-index="5" draw:style-name="gr1" draw:text-style-name="P7" svg:width="4.5cm" svg:height="0.301cm" svg:x="0cm" svg:y="0cm" draw:control="control4"/></text:p></table:table-cell></table:table-row><table:table-row><table:table-cell table:style-name="grundFakta.A2" office:value-type="string"><text:p text:style-name="P4">Kön</text:p></table:table-cell><table:table-cell table:style-name="grundFakta.B2" office:value-type="string"><text:p text:style-name="P2"><draw:control text:anchor-type="paragraph" draw:z-index="6" draw:style-name="gr1" draw:text-style-name="P7" svg:width="4.5cm" svg:height="0.301cm" svg:x="0cm" svg:y="0cm" draw:control="control5"/></text:p></table:table-cell></table:table-row><table:table-row><table:table-cell table:style-name="grundFakta.A2" office:value-type="string"><text:p text:style-name="P4">Ålder</text:p></table:table-cell><table:table-cell table:style-name="grundFakta.B2" office:value-type="string"><text:p text:style-name="P2"><draw:control text:anchor-type="paragraph" draw:z-index="7" draw:style-name="gr1" draw:text-style-name="P7" svg:width="4.5cm" svg:height="0.301cm" svg:x="0cm" svg:y="0cm" draw:control="control6"/></text:p></table:table-cell></table:table-row><table:table-row><table:table-cell table:style-name="grundFakta.A2" office:value-type="string"><text:p text:style-name="P4">Religion</text:p></table:table-cell><table:table-cell table:style-name="grundFakta.B2" office:value-type="string"><text:p text:style-name="P2"><draw:control text:anchor-type="paragraph" draw:z-index="8" draw:style-name="gr1" draw:text-style-name="P7" svg:width="4.5cm" svg:height="0.301cm" svg:x="0cm" svg:y="0cm" draw:control="control7"/></text:p></table:table-cell></table:table-row><table:table-row><table:table-cell table:style-name="grundFakta.A2" office:value-type="string"><text:p text:style-name="P4">Värv</text:p></table:table-cell><table:table-cell table:style-name="grundFakta.B2" office:value-type="string"><text:p text:style-name="P2"><draw:control text:anchor-type="paragraph" draw:z-index="9" draw:style-name="gr1" draw:text-style-name="P7" svg:width="4.5cm" svg:height="0.301cm" svg:x="0cm" svg:y="0cm" draw:control="control8"/></text:p></table:table-cell></table:table-row><table:table-row><table:table-cell table:style-name="grundFakta.A2" office:value-type="string"><text:p text:style-name="P4">Längd</text:p></table:table-cell><table:table-cell table:style-name="grundFakta.B2" office:value-type="string"><text:p text:style-name="P2"><draw:control text:anchor-type="paragraph" draw:z-index="10" draw:style-name="gr1" draw:text-style-name="P7" svg:width="4.5cm" svg:height="0.301cm" svg:x="0cm" svg:y="0cm" draw:control="control9"/></text:p></table:table-cell></table:table-row><table:table-row><table:table-cell table:style-name="grundFakta.A2" office:value-type="string"><text:p text:style-name="P4">Vikt</text:p></table:table-cell><table:table-cell table:style-name="grundFakta.B2" office:value-type="string"><text:p text:style-name="P2"><draw:control text:anchor-type="paragraph" draw:z-index="11" draw:style-name="gr1" draw:text-style-name="P7" svg:width="4.504cm" svg:height="0.301cm" svg:x="0cm" svg:y="0cm" draw:control="control10"/></text:p></table:table-cell></table:table-row><table:table-row><table:table-cell table:style-name="grundFakta.A2" office:value-type="string"><text:p text:style-name="P4">Vapenarm</text:p></table:table-cell><table:table-cell table:style-name="grundFakta.B2" office:value-type="string"><text:p text:style-name="P2"><draw:control text:anchor-type="paragraph" draw:z-index="12" draw:style-name="gr1" draw:text-style-name="P7" svg:width="4.5cm" svg:height="0.301cm" svg:x="0cm" svg:y="0cm" draw:control="control11"/></text:p></table:table-cell></table:table-row><table:table-row><table:table-cell table:style-name="grundFakta.A2" office:value-type="string"><text:p text:style-name="P4">Primärt karaktärsdrag</text:p></table:table-cell><table:table-cell table:style-name="grundFakta.B2" office:value-type="string"><text:p text:style-name="P2"><draw:control text:anchor-type="paragraph" draw:z-index="13" draw:style-name="gr1" draw:text-style-name="P7" svg:width="4.5cm" svg:height="0.301cm" svg:x="0cm" svg:y="0cm" draw:control="control12"/></text:p></table:table-cell></table:table-row><table:table-row><table:table-cell table:style-name="grundFakta.A2" office:value-type="string"><text:p text:style-name="P4">Sekundärt karaktärsdrag</text:p></table:table-cell><table:table-cell table:style-name="grundFakta.B2" office:value-type="string"><text:p text:style-name="P2"><draw:control text:anchor-type="paragraph" draw:z-index="14" draw:style-name="gr1" draw:text-style-name="P7" svg:width="4.5cm" svg:height="0.301cm" svg:x="0cm" svg:y="0cm" draw:control="control13"/></text:p></table:table-cell></table:table-row><table:table-row><table:table-cell table:style-name="grundFakta.A2" office:value-type="string"><text:p text:style-name="P4"><draw:control text:anchor-type="paragraph" draw:z-index="50" draw:style-name="gr4" draw:text-style-name="P7" svg:width="0.981cm" svg:height="0.521cm" svg:x="5.129cm" svg:y="-0.079cm" draw:control="control46"/>Avtrubbning Våld</text:p></table:table-cell><table:table-cell table:style-name="grundFakta.B2" office:value-type="string"><text:p text:style-name="P4"/></table:table-cell></table:table-row><table:table-row table:style-name="grundFakta.16"><table:table-cell table:style-name="grundFakta.A2" office:value-type="string"><text:p text:style-name="P4"><draw:control text:anchor-type="paragraph" draw:z-index="48" draw:style-name="gr4" draw:text-style-name="P7" svg:width="0.981cm" svg:height="0.521cm" svg:x="3.27cm" svg:y="-0.071cm" draw:control="control44"/><draw:control text:anchor-type="paragraph" draw:z-index="49" draw:style-name="gr4" draw:text-style-name="P7" svg:width="0.981cm" svg:height="0.521cm" svg:x="4.149cm" svg:y="-0.078cm" draw:control="control45"/><draw:control text:anchor-type="paragraph" draw:z-index="51" draw:style-name="gr4" draw:text-style-name="P7" svg:width="0.981cm" svg:height="0.521cm" svg:x="5.131cm" svg:y="-0.078cm" draw:control="control47"/><draw:control text:anchor-type="paragraph" draw:z-index="52" draw:style-name="gr4" draw:text-style-name="P7" svg:width="0.981cm" svg:height="0.521cm" svg:x="6.112cm" svg:y="-0.078cm" draw:control="control48"/><draw:control text:anchor-type="paragraph" draw:z-index="53" draw:style-name="gr4" draw:text-style-name="P7" svg:width="0.981cm" svg:height="0.521cm" svg:x="7.091cm" svg:y="-0.078cm" draw:control="control49"/>Avtrubbning Utsatthet</text:p></table:table-cell><table:table-cell table:style-name="grundFakta.B2" office:value-type="string"><text:p text:style-name="P2"/></table:table-cell></table:table-row><table:table-row table:style-name="grundFakta.16"><table:table-cell table:style-name="grundFakta.A2" office:value-type="string"><text:p text:style-name="P4"><draw:control text:anchor-type="paragraph" draw:z-index="44" draw:style-name="gr4" draw:text-style-name="P7" svg:width="0.981cm" svg:height="0.521cm" svg:x="3.27cm" svg:y="-1.173cm" draw:control="control40"/><draw:control text:anchor-type="paragraph" draw:z-index="45" draw:style-name="gr4" draw:text-style-name="P7" svg:width="0.981cm" svg:height="0.521cm" svg:x="4.149cm" svg:y="-1.18cm" draw:control="control41"/><draw:control text:anchor-type="paragraph" draw:z-index="46" draw:style-name="gr4" draw:text-style-name="P7" svg:width="0.981cm" svg:height="0.521cm" svg:x="6.11cm" svg:y="-1.18cm" draw:control="control42"/><draw:control text:anchor-type="paragraph" draw:z-index="47" draw:style-name="gr4" draw:text-style-name="P7" svg:width="0.981cm" svg:height="0.521cm" svg:x="7.091cm" svg:y="-1.18cm" draw:control="control43"/><draw:control text:anchor-type="paragraph" draw:z-index="54" draw:style-name="gr4" draw:text-style-name="P7" svg:width="0.981cm" svg:height="0.521cm" svg:x="3.27cm" svg:y="-0.132cm" draw:control="control50"/><draw:control text:anchor-type="paragraph" draw:z-index="55" draw:style-name="gr4" draw:text-style-name="P7" svg:width="0.981cm" svg:height="0.521cm" svg:x="4.149cm" svg:y="-0.132cm" draw:control="control51"/><draw:control text:anchor-type="paragraph" draw:z-index="56" draw:style-name="gr4" draw:text-style-name="P7" svg:width="0.981cm" svg:height="0.521cm" svg:x="5.131cm" svg:y="-0.132cm" draw:control="control52"/><draw:control text:anchor-type="paragraph" draw:z-index="57" draw:style-name="gr4" draw:text-style-name="P7" svg:width="0.981cm" svg:height="0.521cm" svg:x="6.11cm" svg:y="-0.132cm" draw:control="control53"/><draw:control text:anchor-type="paragraph" draw:z-index="58" draw:style-name="gr4" draw:text-style-name="P7" svg:width="0.981cm" svg:height="0.521cm" svg:x="7.091cm" svg:y="-0.132cm" draw:control="control54"/>Avtrubbning Övernaturligt</text:p></table:table-cell><table:table-cell table:style-name="grundFakta.B2" office:value-type="string"><text:p text:style-name="P2"/></table:table-cell></table:table-row></table:table><text:p text:style-name="Frame_20_contents"/></draw:text-box></draw:frame><draw:frame draw:style-name="fr2" draw:name="Frame3" text:anchor-type="paragraph" svg:x="0.071cm" svg:y="11.127cm" svg:width="16.872cm" draw:z-index="15"><draw:text-box fo:min-height="14.474cm"><text:p text:style-name="Frame_20_contents"><draw:frame draw:style-name="fr1" draw:name="Frame4" text:anchor-type="paragraph" svg:x="-0.152cm" svg:y="-0.534cm" svg:width="11.234cm" draw:z-index="16"><draw:text-box fo:min-height="7.017cm"><table:table table:name="Table4" table:style-name="Table4"><table:table-column table:style-name="Table4.A"/><table:table-column table:style-name="Table4.B"/><table:table-column table:style-name="Table4.C"/><table:table-column table:style-name="Table4.D"/><table:table-row><table:table-cell table:style-name="Table4.A1" office:value-type="string"><text:p text:style-name="P3">Färdighet</text:p></table:table-cell><table:table-cell table:style-name="Table4.B1" office:value-type="string"><text:p text:style-name="P1">Värde</text:p></table:table-cell><table:table-cell table:style-name="Table4.B1" office:value-type="string"><text:p text:style-name="P1">Färdighet</text:p></table:table-cell><table:table-cell table:style-name="Table4.B1" office:value-type="string"><text:p text:style-name="P1">Värde</text:p></table:table-cell></table:table-row><table:table-row><table:table-cell table:style-name="Table4.A2" office:value-type="string"><text:p text:style-name="P1"><draw:control text:anchor-type="as-char" draw:z-index="71" draw:style-name="gr3" draw:text-style-name="P7" svg:width="3.851cm" svg:height="0.301cm" draw:control="control65"/></text:p></table:table-cell><table:table-cell table:style-name="Table4.B2" office:value-type="string"><text:p text:style-name="P1"><draw:control text:anchor-type="as-char" draw:z-index="93" draw:style-name="gr3" draw:text-style-name="P7" svg:width="1.2cm" svg:height="0.301cm" draw:control="control87"/></text:p></table:table-cell><table:table-cell table:style-name="Table4.B2" office:value-type="string"><text:p text:style-name="P1"><draw:control text:anchor-type="as-char" draw:z-index="83" draw:style-name="gr3" draw:text-style-name="P7" svg:width="3.851cm" svg:height="0.301cm" draw:control="control77"/></text:p></table:table-cell><table:table-cell table:style-name="Table4.B2" office:value-type="string"><text:p text:style-name="P1"><draw:control text:anchor-type="as-char" draw:z-index="105" draw:style-name="gr3" draw:text-style-name="P7" svg:width="1.14cm" svg:height="0.301cm" draw:control="control99"/></text:p></table:table-cell></table:table-row><table:table-row><table:table-cell table:style-name="Table4.A2" office:value-type="string"><text:p text:style-name="P2"><draw:control text:anchor-type="as-char" draw:z-index="72" draw:style-name="gr3" draw:text-style-name="P7" svg:width="3.851cm" svg:height="0.301cm" draw:control="control66"/></text:p></table:table-cell><table:table-cell table:style-name="Table4.B2" office:value-type="string"><text:p text:style-name="P2"><draw:control text:anchor-type="as-char" draw:z-index="94" draw:style-name="gr3" draw:text-style-name="P7" svg:width="1.2cm" svg:height="0.301cm" draw:control="control88"/></text:p></table:table-cell><table:table-cell table:style-name="Table4.B2" office:value-type="string"><text:p text:style-name="P2"><draw:control text:anchor-type="as-char" draw:z-index="84" draw:style-name="gr3" draw:text-style-name="P7" svg:width="3.851cm" svg:height="0.301cm" draw:control="control78"/></text:p></table:table-cell><table:table-cell table:style-name="Table4.B2" office:value-type="string"><text:p text:style-name="P2"><draw:control text:anchor-type="as-char" draw:z-index="106" draw:style-name="gr3" draw:text-style-name="P7" svg:width="1.14cm" svg:height="0.301cm" draw:control="control100"/></text:p></table:table-cell></table:table-row><table:table-row><table:table-cell table:style-name="Table4.A2" office:value-type="string"><text:p text:style-name="P2"><draw:control text:anchor-type="as-char" draw:z-index="73" draw:style-name="gr3" draw:text-style-name="P7" svg:width="3.851cm" svg:height="0.301cm" draw:control="control67"/></text:p></table:table-cell><table:table-cell table:style-name="Table4.B2" office:value-type="string"><text:p text:style-name="P2"><draw:control text:anchor-type="as-char" draw:z-index="95" draw:style-name="gr3" draw:text-style-name="P7" svg:width="1.2cm" svg:height="0.301cm" draw:control="control89"/></text:p></table:table-cell><table:table-cell table:style-name="Table4.B2" office:value-type="string"><text:p text:style-name="P2"><draw:control text:anchor-type="as-char" draw:z-index="85" draw:style-name="gr3" draw:text-style-name="P7" svg:width="3.851cm" svg:height="0.301cm" draw:control="control79"/></text:p></table:table-cell><table:table-cell table:style-name="Table4.B2" office:value-type="string"><text:p text:style-name="P2"><draw:control text:anchor-type="as-char" draw:z-index="107" draw:style-name="gr3" draw:text-style-name="P7" svg:width="1.14cm" svg:height="0.301cm" draw:control="control101"/></text:p></table:table-cell></table:table-row><table:table-row><table:table-cell table:style-name="Table4.A2" office:value-type="string"><text:p text:style-name="P2"><draw:control text:anchor-type="as-char" draw:z-index="74" draw:style-name="gr3" draw:text-style-name="P7" svg:width="3.851cm" svg:height="0.301cm" draw:control="control68"/></text:p></table:table-cell><table:table-cell table:style-name="Table4.B2" office:value-type="string"><text:p text:style-name="P2"><draw:control text:anchor-type="as-char" draw:z-index="96" draw:style-name="gr3" draw:text-style-name="P7" svg:width="1.2cm" svg:height="0.301cm" draw:control="control90"/></text:p></table:table-cell><table:table-cell table:style-name="Table4.B2" office:value-type="string"><text:p text:style-name="P2"><draw:control text:anchor-type="as-char" draw:z-index="86" draw:style-name="gr3" draw:text-style-name="P7" svg:width="3.851cm" svg:height="0.301cm" draw:control="control80"/></text:p></table:table-cell><table:table-cell table:style-name="Table4.B2" office:value-type="string"><text:p text:style-name="P2"><draw:control text:anchor-type="as-char" draw:z-index="108" draw:style-name="gr3" draw:text-style-name="P7" svg:width="1.14cm" svg:height="0.301cm" draw:control="control102"/></text:p></table:table-cell></table:table-row><table:table-row><table:table-cell table:style-name="Table4.A2" office:value-type="string"><text:p text:style-name="P2"><draw:control text:anchor-type="as-char" draw:z-index="75" draw:style-name="gr3" draw:text-style-name="P7" svg:width="3.851cm" svg:height="0.301cm" draw:control="control69"/></text:p></table:table-cell><table:table-cell table:style-name="Table4.B2" office:value-type="string"><text:p text:style-name="P2"><draw:control text:anchor-type="as-char" draw:z-index="97" draw:style-name="gr3" draw:text-style-name="P7" svg:width="1.2cm" svg:height="0.301cm" draw:control="control91"/></text:p></table:table-cell><table:table-cell table:style-name="Table4.B2" office:value-type="string"><text:p text:style-name="P2"><draw:control text:anchor-type="as-char" draw:z-index="87" draw:style-name="gr3" draw:text-style-name="P7" svg:width="3.851cm" svg:height="0.301cm" draw:control="control81"/></text:p></table:table-cell><table:table-cell table:style-name="Table4.B2" office:value-type="string"><text:p text:style-name="P2"><draw:control text:anchor-type="as-char" draw:z-index="109" draw:style-name="gr3" draw:text-style-name="P7" svg:width="1.14cm" svg:height="0.301cm" draw:control="control103"/></text:p></table:table-cell></table:table-row><table:table-row><table:table-cell table:style-name="Table4.A2" office:value-type="string"><text:p text:style-name="P2"><draw:control text:anchor-type="as-char" draw:z-index="76" draw:style-name="gr3" draw:text-style-name="P7" svg:width="3.851cm" svg:height="0.301cm" draw:control="control70"/></text:p></table:table-cell><table:table-cell table:style-name="Table4.B2" office:value-type="string"><text:p text:style-name="P2"><draw:control text:anchor-type="as-char" draw:z-index="98" draw:style-name="gr3" draw:text-style-name="P7" svg:width="1.2cm" svg:height="0.301cm" draw:control="control92"/></text:p></table:table-cell><table:table-cell table:style-name="Table4.B2" office:value-type="string"><text:p text:style-name="P2"><draw:control text:anchor-type="as-char" draw:z-index="88" draw:style-name="gr3" draw:text-style-name="P7" svg:width="3.851cm" svg:height="0.301cm" draw:control="control82"/></text:p></table:table-cell><table:table-cell table:style-name="Table4.B2" office:value-type="string"><text:p text:style-name="P2"><draw:control text:anchor-type="as-char" draw:z-index="110" draw:style-name="gr3" draw:text-style-name="P7" svg:width="1.14cm" svg:height="0.301cm" draw:control="control104"/></text:p></table:table-cell></table:table-row><table:table-row><table:table-cell table:style-name="Table4.A2" office:value-type="string"><text:p text:style-name="P2"><draw:control text:anchor-type="as-char" draw:z-index="77" draw:style-name="gr3" draw:text-style-name="P7" svg:width="3.851cm" svg:height="0.301cm" draw:control="control71"/></text:p></table:table-cell><table:table-cell table:style-name="Table4.B2" office:value-type="string"><text:p text:style-name="P2"><draw:control text:anchor-type="as-char" draw:z-index="99" draw:style-name="gr3" draw:text-style-name="P7" svg:width="1.2cm" svg:height="0.301cm" draw:control="control93"/></text:p></table:table-cell><table:table-cell table:style-name="Table4.B2" office:value-type="string"><text:p text:style-name="P2"><draw:control text:anchor-type="as-char" draw:z-index="89" draw:style-name="gr3" draw:text-style-name="P7" svg:width="3.851cm" svg:height="0.301cm" draw:control="control83"/></text:p></table:table-cell><table:table-cell table:style-name="Table4.B2" office:value-type="string"><text:p text:style-name="P2"><draw:control text:anchor-type="as-char" draw:z-index="111" draw:style-name="gr3" draw:text-style-name="P7" svg:width="1.14cm" svg:height="0.301cm" draw:control="control105"/></text:p></table:table-cell></table:table-row><table:table-row><table:table-cell table:style-name="Table4.A2" office:value-type="string"><text:p text:style-name="P2"><draw:control text:anchor-type="as-char" draw:z-index="78" draw:style-name="gr3" draw:text-style-name="P7" svg:width="3.851cm" svg:height="0.301cm" draw:control="control72"/></text:p></table:table-cell><table:table-cell table:style-name="Table4.B2" office:value-type="string"><text:p text:style-name="P2"><draw:control text:anchor-type="as-char" draw:z-index="100" draw:style-name="gr3" draw:text-style-name="P7" svg:width="1.2cm" svg:height="0.301cm" draw:control="control94"/></text:p></table:table-cell><table:table-cell table:style-name="Table4.B2" office:value-type="string"><text:p text:style-name="P2"><draw:control text:anchor-type="as-char" draw:z-index="90" draw:style-name="gr3" draw:text-style-name="P7" svg:width="3.851cm" svg:height="0.301cm" draw:control="control84"/></text:p></table:table-cell><table:table-cell table:style-name="Table4.B2" office:value-type="string"><text:p text:style-name="P2"><draw:control text:anchor-type="as-char" draw:z-index="112" draw:style-name="gr3" draw:text-style-name="P7" svg:width="1.14cm" svg:height="0.301cm" draw:control="control106"/></text:p></table:table-cell></table:table-row><table:table-row><table:table-cell table:style-name="Table4.A2" office:value-type="string"><text:p text:style-name="P2"><draw:control text:anchor-type="as-char" draw:z-index="79" draw:style-name="gr3" draw:text-style-name="P7" svg:width="3.851cm" svg:height="0.301cm" draw:control="control73"/></text:p></table:table-cell><table:table-cell table:style-name="Table4.B2" office:value-type="string"><text:p text:style-name="P2"><draw:control text:anchor-type="as-char" draw:z-index="101" draw:style-name="gr3" draw:text-style-name="P7" svg:width="1.2cm" svg:height="0.301cm" draw:control="control95"/></text:p></table:table-cell><table:table-cell table:style-name="Table4.B2" office:value-type="string"><text:p text:style-name="P2"><draw:control text:anchor-type="as-char" draw:z-index="91" draw:style-name="gr3" draw:text-style-name="P7" svg:width="3.851cm" svg:height="0.301cm" draw:control="control85"/></text:p></table:table-cell><table:table-cell table:style-name="Table4.B2" office:value-type="string"><text:p text:style-name="P2"><draw:control text:anchor-type="as-char" draw:z-index="113" draw:style-name="gr3" draw:text-style-name="P7" svg:width="1.14cm" svg:height="0.301cm" draw:control="control107"/></text:p></table:table-cell></table:table-row><table:table-row><table:table-cell table:style-name="Table4.A2" office:value-type="string"><text:p text:style-name="P2"><draw:control text:anchor-type="as-char" draw:z-index="80" draw:style-name="gr3" draw:text-style-name="P7" svg:width="3.851cm" svg:height="0.301cm" draw:control="control74"/></text:p></table:table-cell><table:table-cell table:style-name="Table4.B2" office:value-type="string"><text:p text:style-name="P2"><draw:control text:anchor-type="as-char" draw:z-index="102" draw:style-name="gr3" draw:text-style-name="P7" svg:width="1.2cm" svg:height="0.301cm" draw:control="control96"/></text:p></table:table-cell><table:table-cell table:style-name="Table4.B2" office:value-type="string"><text:p text:style-name="P2"><draw:control text:anchor-type="as-char" draw:z-index="92" draw:style-name="gr3" draw:text-style-name="P7" svg:width="3.851cm" svg:height="0.301cm" draw:control="control86"/></text:p></table:table-cell><table:table-cell table:style-name="Table4.B2" office:value-type="string"><text:p text:style-name="P2"><draw:control text:anchor-type="as-char" draw:z-index="114" draw:style-name="gr3" draw:text-style-name="P7" svg:width="1.14cm" svg:height="0.301cm" draw:control="control108"/></text:p></table:table-cell></table:table-row><table:table-row><table:table-cell table:style-name="Table4.A2" office:value-type="string"><text:p text:style-name="P2"><draw:control text:anchor-type="as-char" draw:z-index="81" draw:style-name="gr3" draw:text-style-name="P7" svg:width="3.851cm" svg:height="0.301cm" draw:control="control75"/></text:p></table:table-cell><table:table-cell table:style-name="Table4.B2" office:value-type="string"><text:p text:style-name="P2"><draw:control text:anchor-type="as-char" draw:z-index="103" draw:style-name="gr3" draw:text-style-name="P7" svg:width="1.2cm" svg:height="0.301cm" draw:control="control97"/></text:p></table:table-cell><table:table-cell table:style-name="Table4.B2" office:value-type="string"><text:p text:style-name="P2"><draw:control text:anchor-type="as-char" draw:z-index="117" draw:style-name="gr3" draw:text-style-name="P7" svg:width="3.851cm" svg:height="0.301cm" draw:control="control111"/></text:p></table:table-cell><table:table-cell table:style-name="Table4.B2" office:value-type="string"><text:p text:style-name="P2"><draw:control text:anchor-type="as-char" draw:z-index="115" draw:style-name="gr3" draw:text-style-name="P7" svg:width="1.14cm" svg:height="0.301cm" draw:control="control109"/></text:p></table:table-cell></table:table-row><table:table-row><table:table-cell table:style-name="Table4.A2" office:value-type="string"><text:p text:style-name="P2"><draw:control text:anchor-type="as-char" draw:z-index="82" draw:style-name="gr3" draw:text-style-name="P7" svg:width="3.851cm" svg:height="0.301cm" draw:control="control76"/></text:p></table:table-cell><table:table-cell table:style-name="Table4.B2" office:value-type="string"><text:p text:style-name="P2"><draw:control text:anchor-type="as-char" draw:z-index="104" draw:style-name="gr3" draw:text-style-name="P7" svg:width="1.144cm" svg:height="0.306cm" draw:control="control98"/></text:p></table:table-cell><table:table-cell table:style-name="Table4.B2" office:value-type="string"><text:p text:style-name="P2"><draw:control text:anchor-type="as-char" draw:z-index="118" draw:style-name="gr3" draw:text-style-name="P7" svg:width="3.851cm" svg:height="0.301cm" draw:control="control112"/></text:p></table:table-cell><table:table-cell table:style-name="Table4.B2" office:value-type="string"><text:p text:style-name="P2"><draw:control text:anchor-type="as-char" draw:z-index="116" draw:style-name="gr3" draw:text-style-name="P7" svg:width="1.14cm" svg:height="0.301cm" draw:control="control110"/></text:p></table:table-cell></table:table-row></table:table><text:p text:style-name="Frame_20_contents"/></draw:text-box></draw:frame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17" text:anchor-type="paragraph" svg:x="11.303cm" svg:y="0.034cm" svg:width="5.72cm" draw:z-index="34"><draw:text-box fo:min-height="5.842cm"><table:table table:name="Table11" table:style-name="Table11"><table:table-column table:style-name="Table11.A"/><table:table-row><table:table-cell table:style-name="Table11.A1" office:value-type="string"><text:p text:style-name="P4">Mysterier</text:p></table:table-cell></table:table-row><table:table-row><table:table-cell table:style-name="Table11.A2" office:value-type="string"><text:p text:style-name="P2"><draw:control text:anchor-type="as-char" draw:z-index="35" draw:style-name="gr3" draw:text-style-name="P7" svg:width="4.67cm" svg:height="0.301cm" draw:control="control31"/></text:p></table:table-cell></table:table-row><table:table-row><table:table-cell table:style-name="Table11.A2" office:value-type="string"><text:p text:style-name="P2"><draw:control text:anchor-type="as-char" draw:z-index="36" draw:style-name="gr3" draw:text-style-name="P7" svg:width="4.67cm" svg:height="0.301cm" draw:control="control32"/></text:p></table:table-cell></table:table-row><table:table-row><table:table-cell table:style-name="Table11.A2" office:value-type="string"><text:p text:style-name="P2"><draw:control text:anchor-type="as-char" draw:z-index="37" draw:style-name="gr3" draw:text-style-name="P7" svg:width="4.67cm" svg:height="0.301cm" draw:control="control33"/></text:p></table:table-cell></table:table-row><table:table-row><table:table-cell table:style-name="Table11.A2" office:value-type="string"><text:p text:style-name="P2"><draw:control text:anchor-type="as-char" draw:z-index="38" draw:style-name="gr3" draw:text-style-name="P7" svg:width="4.67cm" svg:height="0.301cm" draw:control="control34"/></text:p></table:table-cell></table:table-row><table:table-row><table:table-cell table:style-name="Table11.A2" office:value-type="string"><text:p text:style-name="P2"><draw:control text:anchor-type="as-char" draw:z-index="39" draw:style-name="gr3" draw:text-style-name="P7" svg:width="4.67cm" svg:height="0.301cm" draw:control="control35"/></text:p></table:table-cell></table:table-row><table:table-row><table:table-cell table:style-name="Table11.A2" office:value-type="string"><text:p text:style-name="P2"><draw:control text:anchor-type="as-char" draw:z-index="40" draw:style-name="gr3" draw:text-style-name="P7" svg:width="4.67cm" svg:height="0.301cm" draw:control="control36"/></text:p></table:table-cell></table:table-row><table:table-row><table:table-cell table:style-name="Table11.A2" office:value-type="string"><text:p text:style-name="P2"><draw:control text:anchor-type="as-char" draw:z-index="41" draw:style-name="gr3" draw:text-style-name="P7" svg:width="4.67cm" svg:height="0.301cm" draw:control="control37"/></text:p></table:table-cell></table:table-row><table:table-row><table:table-cell table:style-name="Table11.A2" office:value-type="string"><text:p text:style-name="P2"><draw:control text:anchor-type="as-char" draw:z-index="42" draw:style-name="gr3" draw:text-style-name="P7" svg:width="4.67cm" svg:height="0.301cm" draw:control="control38"/></text:p></table:table-cell></table:table-row><table:table-row><table:table-cell table:style-name="Table11.A2" office:value-type="string"><text:p text:style-name="P2"><draw:control text:anchor-type="as-char" draw:z-index="43" draw:style-name="gr3" draw:text-style-name="P7" svg:width="4.67cm" svg:height="0.301cm" draw:control="control39"/></text:p></table:table-cell></table:table-row></table:table><text:p text:style-name="Frame_20_contents"/></draw:text-box></draw:frame><draw:frame draw:style-name="fr1" draw:name="Frame20" text:anchor-type="paragraph" svg:x="0.071cm" svg:y="12.989cm" svg:width="5.74cm" draw:z-index="60"><draw:text-box fo:min-height="1.901cm"><table:table table:name="Table5" table:style-name="Table5"><table:table-column table:style-name="Table5.A"/><table:table-column table:style-name="Table5.B"/><table:table-row><table:table-cell table:style-name="Table5.A1" office:value-type="string"><text:p text:style-name="P4">Startkapital</text:p></table:table-cell><table:table-cell table:style-name="Table5.B1" office:value-type="string"><text:p text:style-name="P2"><draw:control text:anchor-type="as-char" draw:z-index="61" draw:style-name="gr3" draw:text-style-name="P7" svg:width="2.322cm" svg:height="0.301cm" draw:control="control55"/></text:p></table:table-cell></table:table-row></table:table><text:p text:style-name="Frame_20_contents"/></draw:text-box></draw:frame><draw:frame draw:style-name="fr1" draw:name="Frame19" text:anchor-type="paragraph" svg:x="0.071cm" svg:y="7.049cm" svg:width="16.872cm" draw:z-index="59"><draw:text-box fo:min-height="5.99cm"><table:table table:name="Table2" table:style-name="Table2"><table:table-column table:style-name="Table2.A"/><table:table-row><table:table-cell table:style-name="Table2.A1" office:value-type="string"><text:p text:style-name="P4">Utrustning</text:p></table:table-cell></table:table-row><table:table-row><table:table-cell table:style-name="Table2.A2" office:value-type="string"><text:p text:style-name="P2"><draw:control text:anchor-type="as-char" draw:z-index="62" draw:style-name="gr3" draw:text-style-name="P7" svg:width="16.003cm" svg:height="0.306cm" draw:control="control56"/></text:p></table:table-cell></table:table-row><table:table-row><table:table-cell table:style-name="Table2.A2" office:value-type="string"><text:p text:style-name="P2"><draw:control text:anchor-type="as-char" draw:z-index="63" draw:style-name="gr3" draw:text-style-name="P7" svg:width="16.003cm" svg:height="0.301cm" draw:control="control57"/></text:p></table:table-cell></table:table-row><table:table-row><table:table-cell table:style-name="Table2.A2" office:value-type="string"><text:p text:style-name="P2"><draw:control text:anchor-type="as-char" draw:z-index="64" draw:style-name="gr3" draw:text-style-name="P7" svg:width="16.003cm" svg:height="0.301cm" draw:control="control58"/></text:p></table:table-cell></table:table-row><table:table-row><table:table-cell table:style-name="Table2.A2" office:value-type="string"><text:p text:style-name="P2"><draw:control text:anchor-type="as-char" draw:z-index="65" draw:style-name="gr3" draw:text-style-name="P7" svg:width="16.003cm" svg:height="0.301cm" draw:control="control59"/></text:p></table:table-cell></table:table-row><table:table-row><table:table-cell table:style-name="Table2.A2" office:value-type="string"><text:p text:style-name="P2"><draw:control text:anchor-type="as-char" draw:z-index="66" draw:style-name="gr3" draw:text-style-name="P7" svg:width="16.003cm" svg:height="0.301cm" draw:control="control60"/></text:p></table:table-cell></table:table-row><table:table-row><table:table-cell table:style-name="Table2.A2" office:value-type="string"><text:p text:style-name="P2"><draw:control text:anchor-type="as-char" draw:z-index="67" draw:style-name="gr3" draw:text-style-name="P7" svg:width="16.003cm" svg:height="0.301cm" draw:control="control61"/></text:p></table:table-cell></table:table-row><table:table-row><table:table-cell table:style-name="Table2.A2" office:value-type="string"><text:p text:style-name="P2"><draw:control text:anchor-type="as-char" draw:z-index="68" draw:style-name="gr3" draw:text-style-name="P7" svg:width="16.003cm" svg:height="0.301cm" draw:control="control62"/></text:p></table:table-cell></table:table-row><table:table-row><table:table-cell table:style-name="Table2.A2" office:value-type="string"><text:p text:style-name="P2"><draw:control text:anchor-type="as-char" draw:z-index="69" draw:style-name="gr3" draw:text-style-name="P7" svg:width="16.003cm" svg:height="0.301cm" draw:control="control63"/></text:p></table:table-cell></table:table-row><table:table-row><table:table-cell table:style-name="Table2.A2" office:value-type="string"><text:p text:style-name="P2"><draw:control text:anchor-type="as-char" draw:z-index="70" draw:style-name="gr3" draw:text-style-name="P7" svg:width="16.003cm" svg:height="0.301cm" draw:control="control64"/></text:p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as Marx-Raacz von Hidvég</meta:initial-creator>
    <meta:creation-date>2020-06-01T12:08:19.58</meta:creation-date>
    <dc:date>2020-06-29T01:09:04.25</dc:date>
    <dc:creator>Tomas Marx-Raacz von Hidvég</dc:creator>
    <meta:editing-duration>PT11H58M20S</meta:editing-duration>
    <meta:editing-cycles>21</meta:editing-cycles>
    <meta:generator>OpenOffice/4.1.7$Win32 OpenOffice.org_project/417m1$Build-9800</meta:generator>
    <meta:document-statistic meta:table-count="6" meta:image-count="0" meta:object-count="0" meta:page-count="1" meta:paragraph-count="131" meta:word-count="54" meta:character-count="546"/>
  </office:meta>
</office:document-meta>
</file>